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Event</text:p>
          </table:table-cell>
          <table:table-cell office:value-type="string" calcext:value-type="string">
            <text:p>Raining Ash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Date</text:p>
          </table:table-cell>
          <table:table-cell/>
        </table:table-row>
        <table:table-row table:style-name="ro1">
          <table:table-cell table:style-name="ce1" office:value-type="string" calcext:value-type="string">
            <text:p>Good Name</text:p>
          </table:table-cell>
          <table:table-cell table:style-name="ce4" office:value-type="string" calcext:value-type="string">
            <text:p>Starting price</text:p>
          </table:table-cell>
          <table:table-cell/>
        </table:table-row>
        <table:table-row table:style-name="ro1">
          <table:table-cell office:value-type="string" calcext:value-type="string">
            <text:p>Gra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ui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rysi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ei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vestock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Vercroth Fruit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K. Woo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. Suppl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unspot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Ceramic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b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ronwoo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yle Sap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Kurra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ad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corine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Marb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nufactured Good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chine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iming Pearl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riting Materials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office:value-type="string" calcext:value-type="string">
            <text:p>Udezer Woo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y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piri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old Kno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weet Powd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criam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rest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ic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lack Elip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. Hor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lav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Plaulum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uedin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k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ryr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taite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3" office:value-type="string" calcext:value-type="string">
            <text:p>Gems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8T10:05:47.801000000</meta:creation-date>
    <dc:date>2025-05-18T23:24:38.595000000</dc:date>
    <meta:editing-duration>PT13H18M51S</meta:editing-duration>
    <meta:editing-cycles>1</meta:editing-cycles>
    <meta:document-statistic meta:table-count="1" meta:cell-count="101" meta:object-count="0"/>
    <meta:generator>LibreOffice/7.6.1.2$Windows_X86_64 LibreOffice_project/f5defcebd022c5bc36bbb79be232cb6926d8f674</meta:generator>
  </office:meta>
</office:document-meta>
</file>